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swiss"/>
    <style:font-face style:name="Arial CE" svg:font-family="'Arial 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Arial1" fo:font-size="8pt" fo:language="en" fo:country="US" style:font-name-asian="Arial1" style:font-size-asian="8pt" style:font-name-complex="Arial1" style:font-size-complex="8pt"/>
    </style:style>
    <style:style style:name="P2" style:family="paragraph" style:parent-style-name="Standard" style:list-style-name="">
      <style:paragraph-properties style:text-autospace="none"/>
      <style:text-properties style:font-name="Arial CE" fo:font-size="8pt" fo:language="en" fo:country="US" style:font-name-asian="Arial CE" style:font-size-asian="8pt" style:font-name-complex="Arial CE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 style:list-style-name="">
      <style:paragraph-properties style:text-autospace="none"/>
      <style:text-properties fo:font-size="8pt" style:font-size-asian="8pt" style:font-size-complex="8pt"/>
    </style:style>
    <style:style style:name="T1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2" style:family="text">
      <style:text-properties style:font-name="Arial1" fo:language="en" fo:country="US" style:font-name-asian="Arial1" style:font-name-complex="Arial1"/>
    </style:style>
    <style:style style:name="T3" style:family="text">
      <style:text-properties style:font-name="Arial CE" fo:font-size="10pt" fo:language="en" fo:country="US" style:font-name-asian="Arial CE" style:font-size-asian="10pt" style:font-name-complex="Arial CE" style:font-size-complex="10pt"/>
    </style:style>
    <style:style style:name="T4" style:family="text">
      <style:text-properties style:font-name="Arial CE" fo:language="en" fo:country="US" style:font-name-asian="Arial CE" style:font-name-complex="Arial 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czštki:</text:p>
      <text:p text:style-name="P4"><text:span text:style-name="T2"><text:s text:c="4"/>Ø Pierwsze narz</text:span><text:span text:style-name="T4">ędzia: kamień, brak głębszej myli technicznej.</text:span></text:p>
      <text:p text:style-name="P4"><text:span text:style-name="T4"><text:s text:c="4"/></text:span><text:span text:style-name="T2">Ø Dowiadczenia organizacyjne rozwijajš si</text:span><text:span text:style-name="T4">ę w sposób naturalny:</text:span></text:p>
      <text:p text:style-name="P2"><text:s text:c="8"/>o naladowanie starszych,</text:p>
      <text:p text:style-name="P2"><text:s text:c="8"/>o wykorzystywanie cudzych nawyków, dowiadczeń, nauka na błędach</text:p>
      <text:p text:style-name="P4"><text:span text:style-name="T4"><text:s text:c="4"/></text:span><text:span text:style-name="T2">Ø Potrzeb</text:span><text:span text:style-name="T4">ę stworzenia teorii zasad zarzšdzania zaczęto odczuwać dopiero po rewolucji przemysłowej na przełomie XIX i XX wieku.</text:span></text:p>
      <text:p text:style-name="P4"><text:span text:style-name="T4"><text:s text:c="4"/></text:span><text:span text:style-name="T2">Ø W tym czasie najwa</text:span><text:span text:style-name="T4">żniejsze rzeczy dziejš się w Europie i USA</text:span></text:p>
      <text:p text:style-name="P4"><text:span text:style-name="T4"><text:s text:c="4"/></text:span><text:span text:style-name="T2">Ø Orodki te rozwijajš si</text:span><text:span text:style-name="T4">ę niezależnie od siebie ze względu na:</text:span></text:p>
      <text:p text:style-name="P2"><text:s text:c="8"/>o znacznš odległoć geograficznš</text:p>
      <text:p text:style-name="P2"><text:s text:c="8"/>o w EUR była wystarczajšca liczba pracowników, inaczej niż w Ameryce</text:p>
      <text:p text:style-name="P2"><text:s text:c="8"/>o barierę językowš w Ameryce (napływ emigrantów z różnych krajów).</text:p>
      <text:p text:style-name="P2"/>
      <text:p text:style-name="P2">Frederick Winslow Taylor (1856  1915):</text:p>
      <text:p text:style-name="P2">-Jako pierwszy zastosował cisłe metody badania naukowego jeli chodzi o zagadnienie organizacji.</text:p>
      <text:p text:style-name="P2">-Autor Zarzšdzania warsztatem wytwórczym (Shop Managment) i Zasad naukowego zarzšdzania (The principles of Scientific Managment).</text:p>
      <text:p text:style-name="P2">-Zasłynšł z przeprowadzenia badania na 600-osobowej grupie robotników pracujšcych w stalowni Bethlem przy załadunku i rozładunku koksu, węgla, rudy, żużla i popiołów. Według jego badań głównym czynnikiem wydajnoci jest narzędzie, czyli łopata. Zaprojektował i wykonał kilkanacie rodzajów łopaty. Dał im różne łopaty i zmierzył stoperem, jak szybko im idzie. W efekcie doszedł do wniosku, jaki rodzaj łopaty jest najlepszy dla danego typu kruszywa.</text:p>
      <text:p text:style-name="P2">-Wprowadził też specjalizację pracy kierowniczej, tzn. podzielił czynnoci zwišzane z kierowaniem zakładem pomiędzy omiu wyspecjalizowanych mistrzów funkcjonalnych.</text:p>
      <text:p text:style-name="P2">-Oddzielił również przygotowanie produkcji od jej wykonywania, tworzšc w zakładach specjalne biuro przygotowania robót.</text:p>
      <text:p text:style-name="P2">-Wprowadził zróżnicowany system stawek akordowych. Namawiał pracodawców, by płacili wydajnym robotnikom wyższe stawki.</text:p>
      <text:p text:style-name="P2"/>
      <text:p text:style-name="P2">Henry Laurence Gantt (1861  1919)</text:p>
      <text:p text:style-name="P2">Współpracownik F.W. Taylora (czyli tego gocia powyżej).</text:p>
      <text:p text:style-name="P2">Był współautorem wielu usprawnień, ale też</text:p>
      <text:p text:style-name="P2"> zyskał sławę jako samodzielny doradca</text:p>
      <text:p text:style-name="P2">Opracował czasowo-premiowy system płac (połšczenie zalet akordu i dniówki, przy jednoczesnym eliminowaniu ich największych wad).</text:p>
      <text:p text:style-name="P2">Za wykonanie normy czasowej przewidywał 30% premię. W przeciwnym przypadku pracownik miał otrzymywać standardowe wynagrodzenie.</text:p>
      <text:p text:style-name="P2">Opracował pewnien diagram, którego treć poniżej:</text:p>
      <text:p text:style-name="P2"/>
      <text:p text:style-name="P2">małżeństwo Lillian Moller Gilbreth (1878  1972) oraz Frank Bunker Gilbreth Senior (1868  1924)</text:p>
      <text:p text:style-name="P2">Mieli wspólne dowiadczenie w budownictwie.</text:p>
      <text:p text:style-name="P2">Ona miała wykształcenie, a on był praktykiem.</text:p>
      <text:p text:style-name="P2">Zapoczštkowali tworzenie rozwiniętego obecnie studium ruchu, opracowujšc pierwszš klasyfikację ruchów elementarnych. </text:p>
      <text:p text:style-name="P2">Przytwierdzili do łokci i przegubów dłoni badanych robotników żaróweczki i fotografowali ich ruchy w lekko zaciemnionym pomieszczeniu. Dokładniejsze badania umożliwiły ustalenie z dużš dokładnociš czasu trwania poszczególnych mikroruchów.</text:p>
      <text:p text:style-name="P2"/>
      <text:p text:style-name="P2">Harrington Emerson (1853-1931)</text:p>
      <text:p text:style-name="P4"><text:span text:style-name="T2">Ø Dowiadczenia organizatorskie zdoby</text:span><text:span text:style-name="T4">ł w kolejnictwie.</text:span></text:p>
      <text:p text:style-name="P4"><text:span text:style-name="T2">Ø W 1904 roku uruchomi</text:span><text:span text:style-name="T4">ł własne biuro doradztwa organizacyjnego.</text:span></text:p>
      <text:p text:style-name="P4"><text:span text:style-name="T2">Ø W 1912 roku wyda</text:span><text:span text:style-name="T4">ł Dwanacie zasad wydajnoci. Oto one:</text:span></text:p>
      <text:p text:style-name="P2">o jasno okrelony cel,</text:p>
      <text:p text:style-name="P2">o zdrowy osšd,</text:p>
      <text:p text:style-name="P2">o kompetentnš radę,</text:p>
      <text:p text:style-name="P2">o dyscyplinę,</text:p>
      <text:p text:style-name="P2">o sprawiedliwe postępowanie,</text:p>
      <text:p text:style-name="P2">o dokładne sprawozdanie,</text:p>
      <text:p text:style-name="P2">o porzšdek w przebiegu działania,</text:p>
      <text:p text:style-name="P2">o wzorce i normy,</text:p>
      <text:p text:style-name="P2">o warunki przystosowane,</text:p>
      <text:p text:style-name="P2">o wzorcowe sposoby działania,</text:p>
      <text:p text:style-name="P2">o instrukcje pisemne,</text:p>
      <text:p text:style-name="P2">o nagrody za wydajnoć.</text:p>
      <text:p text:style-name="P2">Mary Parker Follet (18681933)</text:p>
      <text:p text:style-name="P1">Ø Zasady koordynacji:</text:p>
      <text:p text:style-name="P4"><text:span text:style-name="T2"><text:s text:c="4"/>o zindywidualizowany i bezporedni udzia</text:span><text:span text:style-name="T4">ł kierownika w kontaktach;</text:span></text:p>
      <text:p text:style-name="P2"><text:s text:c="4"/>o osobiste towarzyszenie wcielanym w życie projektom;</text:p>
      <text:p text:style-name="P2"><text:s text:c="4"/>o uwzględnianie wszystkich czynników sytuacji, z psychologicznymi włšcznie;</text:p>
      <text:p text:style-name="P2"><text:s text:c="4"/>o nieprzerwane i permanentne oddziaływanie</text:p>
      <text:p text:style-name="P1">Ø Teoria konfliktów:</text:p>
      <text:p text:style-name="P4"><text:span text:style-name="T2"><text:s text:c="4"/>o U jej podstaw le</text:span><text:span text:style-name="T4">ży przewiadczenie, że konflikty sš czym normalnym w organizacji i mogš mieć charakter konstruktywny</text:span></text:p>
      <text:p text:style-name="P2"><text:s text:c="4"/>o dominacja, jako najczęstsza forma rozwišzywania konfliktów organizacyjnych, musi być jednak zastšpiona przez integrację</text:p>
      <text:p text:style-name="P2">Różnice w podejciu do naukowej organizacji pracy:</text:p>
      <text:p text:style-name="P4"><text:span text:style-name="T2">Ø W Ameryce, ze wzgl</text:span><text:span text:style-name="T4">ędu na braki w sile roboczej, badanie przedsiębiorstwa zaczyna się od dołu (organizacja stanowiska pracy robotnika)</text:span></text:p>
      <text:p text:style-name="P4"><text:span text:style-name="T2">Ø W Europie natomiast bada</text:span><text:span text:style-name="T4">ło się głównie pracę zarzšdu firmy.</text:span></text:p>
      <text:p text:style-name="P2">Henri Fayol (1841-1925)</text:p>
      <text:p text:style-name="P4"><text:span text:style-name="T2">Ø zapoczštkowa</text:span><text:span text:style-name="T4">ł problematykę struktury organizacyjnej i organizacji pracy kierowniczej</text:span></text:p>
      <text:p text:style-name="P4"><text:span text:style-name="T2">Ø Sformu</text:span><text:span text:style-name="T4">łował 14 zasad zarzšdzania:</text:span></text:p>
      <text:p text:style-name="P2"><text:s text:c="4"/>o podział pracy,</text:p>
      <text:p text:style-name="P2"><text:s text:c="4"/>o autorytet,</text:p>
      <text:p text:style-name="P2"><text:s text:c="4"/>o dyscyplina,</text:p>
      <text:p text:style-name="P2"><text:s text:c="4"/>o jednoć rozkazodawstwa,</text:p>
      <text:p text:style-name="P2"><text:s text:c="4"/>o jednolitoć kierownictwa,</text:p>
      <text:p text:style-name="P2"><text:s text:c="4"/>o podporzšdkowanie interesów osobistych interesom ogółu,</text:p>
      <text:p text:style-name="P2"><text:s text:c="4"/>o właciwe wynagrodzenie,</text:p>
      <text:p text:style-name="P2"><text:s text:c="4"/>o centralizacja,</text:p>
      <text:p text:style-name="P2"><text:s text:c="4"/>o hierarchia,</text:p>
      <text:p text:style-name="P2"><text:s text:c="4"/>o ład,</text:p>
      <text:p text:style-name="P2"><text:s text:c="4"/>o stałoć personelu,</text:p>
      <text:p text:style-name="P2"><text:s text:c="4"/>o ludzkie postępowanie z robotnikami,</text:p>
      <text:p text:style-name="P2"><text:s text:c="4"/>o inicjatywa,</text:p>
      <text:p text:style-name="P2"><text:s text:c="4"/>o zgranie personelu.</text:p>
      <text:p text:style-name="P4"><text:span text:style-name="T2">Ø z czego najwa</text:span><text:span text:style-name="T4">żniejsze były:</text:span></text:p>
      <text:p text:style-name="P2"><text:s text:c="4"/>o jednoć rozkazodawstwa</text:p>
      <text:p text:style-name="P2"><text:s text:c="4"/>o jednolitoć kierownictwa</text:p>
      <text:p text:style-name="P1"><text:soft-page-break/>Ø Zasada budowy struktur sztabowo liniowych: (W opozycji do Taylorowskich mistrzów funkcjonalnych)</text:p>
      <text:p text:style-name="P4"><text:span text:style-name="T2">o docenia</text:span><text:span text:style-name="T4">ł potrzebę specjalizacji w pracy kierowniczej, ale uważał, że ustawienie wszystkich mistrzów funkcjonalnych w roli kierowników liniowych (czyli z prawem do wydawania poleceń) jest szkodliwe, ponieważ podwładni nie znoszš dwoistoci rozkazodawstwa</text:span></text:p>
      <text:p text:style-name="P2">o mistrzowie funkcjonalni powinni stać się pracownikami sztabowymi jako pomocnicy szefa przygotowujšcy decyzje i zabezpieczajšcy wykonanie jego zarzšdzeń</text:p>
      <text:p text:style-name="P4"><text:span text:style-name="T2">Ø Administracja przemys</text:span><text:span text:style-name="T4">łowa i ogólna - klasyfikacja i opis funkcji zarzšdzania w przedsiębiorstwie.</text:span></text:p>
      <text:p text:style-name="P4"><text:span text:style-name="T2">Ø Funkcje przedsi</text:span><text:span text:style-name="T4">ębiorstwa - wykonywane w każdym przedsiębiorstwie grupy czynnoci:</text:span></text:p>
      <text:p text:style-name="P2"><text:s text:c="4"/>o technicznych,</text:p>
      <text:p text:style-name="P2"><text:s text:c="4"/>o handlowych,</text:p>
      <text:p text:style-name="P2"><text:s text:c="4"/>o finansowych,</text:p>
      <text:p text:style-name="P2"><text:s text:c="4"/>o ubezpieczeniowych,</text:p>
      <text:p text:style-name="P2"><text:s text:c="4"/>o rachunkowociowych,</text:p>
      <text:p text:style-name="P2"><text:s text:c="4"/>o administracyjnych.</text:p>
      <text:p text:style-name="P4"><text:span text:style-name="T2">Ø Funkcje zarzšdzania w w</text:span><text:span text:style-name="T4">ęższym znaczeniu:</text:span></text:p>
      <text:p text:style-name="P2"><text:s text:c="4"/>o przewidywanie,</text:p>
      <text:p text:style-name="P2"><text:s text:c="4"/>o organizowanie,</text:p>
      <text:p text:style-name="P2"><text:s text:c="4"/>o koordynowanie,</text:p>
      <text:p text:style-name="P2"><text:s text:c="4"/>o rozkazodawstwo,</text:p>
      <text:p text:style-name="P2"><text:s text:c="4"/>o kontrolowanie.</text:p>
      <text:p text:style-name="P4"><text:span text:style-name="T2">Ø Podzia</text:span><text:span text:style-name="T4">ł ten jest zbieżny z współczesnym podziałem funkcji kierowniczych na funkcje:</text:span></text:p>
      <text:p text:style-name="P2"><text:s text:c="4"/>o planowania,</text:p>
      <text:p text:style-name="P2"><text:s text:c="4"/>o organizowania, <text:s text:c="2"/></text:p>
      <text:p text:style-name="P2"><text:s text:c="4"/>o motywowania,</text:p>
      <text:p text:style-name="P2"><text:s text:c="4"/>o kontrolowania.</text:p>
      <text:p text:style-name="P4"><text:span text:style-name="T2">Ø na górnych szczeblach hierarchii decydujš umiej</text:span><text:span text:style-name="T4">ętnoci zwišzane z funkcjami zarzšdzania w węższym znaczeniu, natomiast inne umiejętnoci nabierajš znaczenia na niższych szczeblach</text:span></text:p>
      <text:p text:style-name="P2"/>
      <text:p text:style-name="P2">Henri Louis Le Chatelier</text:p>
      <text:p text:style-name="P2">- Zdefiniował cykl organizacyjny  pewna sekwencja działań, którš trzeba wykonać, aby podejmowane działanie przebiegało sprawnie.</text:p>
      <text:p text:style-name="P2"/>
      <text:p text:style-name="P2"/>
      <text:p text:style-name="P2">- Cykl organizacyjny:</text:p>
      <text:p text:style-name="P2">1. Ustalić jasny cel działania.</text:p>
      <text:p text:style-name="P2">2. Znaleć optymalny sposób działania</text:p>
      <text:p text:style-name="P2">3. Uporzšdkować system organizacyjny.</text:p>
      <text:p text:style-name="P2">4. Realizować w odpowiedniej kolejnoci system organizacyjny.</text:p>
      <text:p text:style-name="P2">5. Kontrolować swoje działania.</text:p>
      <text:p text:style-name="P2">Le Chatelier jest tez autorem reguły przekory  system organizacyjny wytracony z naturalnej równowagi ma tendencje do powrotu do stanu pierwotnego.</text:p>
      <text:p text:style-name="P2"/>
      <text:p text:style-name="P2">Karol Adamiecki</text:p>
      <text:p text:style-name="P2">- Walka z marnotrawstwem czasu była jego głównym celem.</text:p>
      <text:p text:style-name="P2">- Stworzył harmonogramy, które minimalizowały przestoje i czas oczekiwania.</text:p>
      <text:p text:style-name="P2">- Prawo harmonii: harmonia działania, wyboru i prawo harmonii duchowej (podkrela koniecznoć istnienia więzi emocjonalnych)</text:p>
      <text:p text:style-name="P2">- Był pedagogiem na PW, opracował program nauczania przedmiotu Zasady organizacji pracy.</text:p>
      <text:p text:style-name="P2">- Założył Instytut Naukowej Organizacji i wydawane do dzi czasopismo Przeglšd Organizacji.</text:p>
      <text:p text:style-name="P2"/>
      <text:p text:style-name="P2">Edwin Hauswald</text:p>
      <text:p text:style-name="P2">Profesor Politechniki Lwowskiej. Sformułował pojęcie sprawnoci finansowej (stosunek ostatecznej wartoci i sumy nakładów pieniężnych  obecnie rentownoć).</text:p>
      <text:p text:style-name="P2">Używał schematów koncentrycznych (podział przedsiębiorstwa na działy i poddziały).</text:p>
      <text:p text:style-name="P2">Autor praw dynamiki kosztów przedsiębiorstwa. Wymienity dydaktyk  jako jeden z pierwszych prowadził wykłady z nauk organizacji i zarzšdzania.</text:p>
      <text:p text:style-name="P2">Reformator programów kształcenia inżynierów (to włanie przez niego mamy takie przedmioty jak OWI czy PZ). Uważał, że uczelnie techniczne powinny dawać pewne wykształcenie ogólne.</text:p>
      <text:p text:style-name="P2">Za to zabiegał o to, aby zamiast wykładów obowišzkowych wprowadzać wykłady z wyboru.</text:p>
      <text:p text:style-name="P2"/>
      <text:p text:style-name="P2">Zygmunt Rytel</text:p>
      <text:p text:style-name="P2">Najlepszy teoretyk wród praktyków. Z wykształcenia inżynier. Sławę zapewnił mu wykład o esogramach  podstawš tej techniki jest nasilenie działalnoci (zwiększenie liczby godziny pracy w danym okresie). W pracy zespołowej zasoby włšczone sš stopniowo powodujšc narastanie nasilenia pracy. Natomiast w miarę zbliżania się do końca następuje stopniowe wyłšczanie zasobów i nasilenie maleje. Wykres pracochłonnoci w funkcji czasu ma więc kształt rozcišgniętej litery S (stšd nazwa).</text:p>
      <text:p text:style-name="P2">Po raz pierwszy wprowadzona przy budowie parowozów, póniej używana w stoczniach.</text:p>
      <text:p text:style-name="P2"/>
      <text:p text:style-name="P2">Największe znaczenie naukowe w dorobku Rytla ma jednak, wywodzšca się od Emersona, energetyczna koncepcja oceny działań.</text:p>
      <text:p text:style-name="P2">Oznaczajšc energię zawartš w czynniku osobowym jako Eo i energię materialnych czynników produkcji jako Em, równanie pracy zapisuje on w następujšcej postaci:</text:p>
      <text:p text:style-name="P2">Eo + Em = R + Sn + Su + Sm + Sb</text:p>
      <text:p text:style-name="P2">gdzie: R  wynik działalnoci; Sn  straty nieuniknione; Su  straty, których można uniknšć po zmianie warunków działania; Sm  straty wynikajšce z prostego marnotrawstwa; Sb  straty bezczynnoci.</text:p>
      <text:p text:style-name="P2">Równanie pracy pozwala na sprecyzowanie pojęcia sprawnoci i skutecznoci działania.</text:p>
      <text:p text:style-name="P2">Sprawnoć to stosunek wyniku działania R do energii włożonej Eo + Em, a z wzoru wynika, że jest ona zawsze mniejsza od jednoci. Natomiast skutecznoć działania Rytel rozpatruje w odniesieniu do pewnych wzorców optymalnych dla dwu alternatywnych przypadków. Stwierdza bowiem, że w praktyce rzadko się zdarza, aby równoczenie można było uzyskiwać optimum zarówno po stronie efektu, jak i nakładu. Wydajnoć- stosunek efektu końcowego do wzorca maksymalnego.</text:p>
      <text:p text:style-name="P2"/>
      <text:p text:style-name="P2"/>
      <text:p text:style-name="P2">Stanisław Bieńkowski- opracował rozprawę habilitacyjnš Organizacja i zarzšd zakładu przemysłowego Docent AGH. Autor oryginalnej metody ustalania wartoci koniunkturalnej zakładu przemysłowego, istotnej dla zakładów przeinwestowanych lub wymagajšcych restrukturyzacji. </text:p>
      <text:p text:style-name="P2"/>
      <text:p text:style-name="P2">Podsumowanie 1-78:</text:p>
      <text:p text:style-name="P2"/>
      <text:p text:style-name="P2">Dorobek Polaków jest znaczšcy ale klasyczna szkoła zarzšdzania oparta jest bardziej na dorobku klasyków amerykańskich i francuskich.</text:p>
      <text:p text:style-name="P2">Największym dorobkiem szkoły klasycznej jest niewštpliwie przyjęcie zasady naukowego badania procesu pracy, a więc systematycznego i metodycznego podejcia w organizowaniu wszelkiej działalnoci.</text:p>
      <text:p text:style-name="P2"/>
      <text:p text:style-name="P2">Zasady Szkoły klasycznej:</text:p>
      <text:p text:style-name="P2">Zasada hierarchii: podział przedsiębiorstwa, utworzenie piramidy w której poszczególne bloki sš zależne od siebie od góry w dół. Na szczycie jest kierownictwo na dole szczebel wykonawczy. </text:p>
      <text:p text:style-name="P2">Zasada delegowania uprawnień: zalecajšca przekazywanie w dół organizacji uprawnień decyzyjnych tak daleko, jak pozwalajš na to kwalifikacje zawodowe i moralne personelu niższych szczebli oraz dostępnoć informacji niezbędnych do podejmowania decyzji. W skrócie: Nie dawanie szczeblom niżej czego czego nie umiejš zrobić.</text:p>
      <text:p text:style-name="P2">Zasada wyjštków: typowe, rutynowe i powtarzalne decyzje powinno się rozstrzygać na niższych szczeblach zarzšdzaniach, natomiast niecodziennie i wyjštkowe decyzje na <text:soft-page-break/>najwyższym szczeblu kierownictwa. </text:p>
      <text:p text:style-name="P2">Zasada podziału pracy: jeli podzielimy prace na czšstki, które wykonajš różni wykonawcy to wydajnoć wzronie.</text:p>
      <text:p text:style-name="P2">Zasada harmonizacji: zalecajšca dbałoć o harmonijny dobór składników każdego działajšcego zespołu (ludzi, urzšdzeń i maszyn) oraz koordynację w czasie działań poszczególnych składników organizacji.</text:p>
      <text:p text:style-name="P2"/>
      <text:p text:style-name="P2"/>
      <text:p text:style-name="P2">Współczesne kierunki i szkoły </text:p>
      <text:p text:style-name="P2">w nauce organizacji i zarzšdzania</text:p>
      <text:p text:style-name="P2"/>
      <text:p text:style-name="P2">Kierunek stosunków międzyludzkich w naukach o zarzšdzaniu powstał na bazie rozwoju nauk o człowieku, a zwłaszcza psychologii i socjologii, w wyniku narodzin psychologii przemysłowej.</text:p>
      <text:p text:style-name="P2">Elton Mayo- Poczštkowo opierał badania na założeniach klasycznych i badał wpływ intensywnoci owietlenia na wydajnoć pracy. Prowadził serie badań w Chicago, które było bardzo dobrze zorganizowane. Wydzielono:</text:p>
      <text:p text:style-name="P2"/>
      <text:p text:style-name="P2">1.Pomieszczenie dowiadczalne: zmieniano w nim tylko czynnik owietlenia</text:p>
      <text:p text:style-name="P2">2.Pomieszczenie kontrole: nie zmieniano owietlenia i zachowano wszystkie warunki pracy z pomieszczenia dowiadczalnego. </text:p>
      <text:p text:style-name="P2"/>
      <text:p text:style-name="P2">Okazało się ,że w miarę poprawy owietlenia ronie wydajnoć pracy w pomieszczeniu dowiadczalnym jak i kontrolnym. To było na tyle dziwne , że postawiono pytania:</text:p>
      <text:p text:style-name="P2"/>
      <text:p text:style-name="P2">1.Jak wyjanić pojawienie się opisanego, niezgodnego z intuicyjnym wyczuciem, efektu wydajnociowego?</text:p>
      <text:p text:style-name="P2">2.Jak wyjanić wzrost wydajnoci w następstwie pogorszenia się warunków pracy?</text:p>
      <text:p text:style-name="P2"/>
      <text:p text:style-name="P2">Odpowiedzi na te pytania tworzš podstawy kierunków o stosunkach międzyludzkich. Stwierdzono oddziaływanie grup nieformalnych, które funkcjonujš poza strukturš organizacyjnš i ustalajš własne normy oraz wzorce postępowania. Pracownice pracowały lepiej, gdyż były dumne ze swojej pracy(ponieważ stały się obiektem zainteresowania), pomagały sobie i współpracowały, tworzyły zwartš grupę. </text:p>
      <text:p text:style-name="P2"/>
      <text:p text:style-name="P2"/>
      <text:p text:style-name="P2">Podstawowe założenia kierunku stosunków międzyludzkich</text:p>
      <text:p text:style-name="P2">1.Potrzeby społeczne(potrzeba przynależnoci i uznania) sš ródłem organizacyjnego zachowania się pracownika.</text:p>
      <text:p text:style-name="P2">2.Rozdrobnienie pracy wynikajšce z nowych technologii zmniejszyło zaspokojenie potrzeb społecznych pracownika.</text:p>
      <text:p text:style-name="P2">3.Uczestnictwo człowieka w organizacji jest tym bardziej niezawodne i wydaje im bardziej jest on zadowolony ze swojej sytuacji pracy oraz czy ma do niej pozytywny stosunek.</text:p>
      <text:p text:style-name="P2">4.Wysoki poziom zadowolenia pracowników można uzyskać poprzez życzliwe podchodzenie do spraw podwładnych.</text:p>
      <text:p text:style-name="P2"/>
      <text:p text:style-name="P2">Douglas Murrey McGregor: sformułował dwa przeciwstawne modele zachowań pracowników: Teoria X oraz teoria Y. Teoria X opiera się na 3 założeniach:</text:p>
      <text:p text:style-name="P2">Przeciętny człowiek ma wrodzonš niechęć do pracy i będzie jej unikał</text:p>
      <text:p text:style-name="P2">Większoć ludzi trzeba zmuszać do pracy, kontrolować i grozić karami.</text:p>
      <text:p text:style-name="P2">Większoć ludzi woli by nimi kierować, chcš uniknšć odpowiedzialnoci, majš małe ambicje chodzi im przede wszystkim o bezpieczeństwo. </text:p>
      <text:p text:style-name="P2">Teoria Y jest przeciwstawna teorii X:</text:p>
      <text:p text:style-name="P2">Fizyczny i umysłowy wysiłek jest dla człowieka czym tak naturalnym i potrzebnym jak zabawa i wypoczynek.</text:p>
      <text:p text:style-name="P2">Kontrola i kary to nie jedyny sposób osišgniecia celów organizacyjnych. Człowiek jest zdolny do samokontroli i osišgnięcia celów, które uznał za swoje.</text:p>
      <text:p text:style-name="P2">Uznanie celów za własne jest zwišzane z otrzymaniem nagród za ich wykonanie. </text:p>
      <text:p text:style-name="P2"/>
      <text:p text:style-name="P2">81  98 :</text:p>
      <text:p text:style-name="P2"/>
      <text:p text:style-name="P2">Szkoła potencjału ludzkiego - kierunek badawczy, zdominował szkołę stosunków międzyludzkich</text:p>
      <text:p text:style-name="P2">Znaczenie prawidłowej struktury organizacyjnej</text:p>
      <text:p text:style-name="P2">Napięcia między : potrzeby/tradycyjne struktury, biurokratyczna sprawnoć/nieracjonalne zachowanie, dyscyplina/autonomia uczestnika, stosunki formalne/nieformalne. Napięcia skutkujš marnotrawieniem potencjału ludzkiego</text:p>
      <text:p text:style-name="P2">Nowe struktury zapewniš właciwe wykorzystanie potencjału ludzkiego w organizacji.</text:p>
      <text:p text:style-name="P2">Autorzy rozwišzań : Mc Gregor, Argyris, Likert</text:p>
      <text:p text:style-name="P2">Ewolucja organizacji  kierunek nurtu  problemy rozwoju i zmian organizacji.</text:p>
      <text:p text:style-name="P2"/>
      <text:p text:style-name="P2">Szkoła badań operacyjnych  szkoła matematyczna</text:p>
      <text:p text:style-name="P2">rewolucyjny rozwój elektronicznej techniki obliczeniowej  powód powstania</text:p>
      <text:p text:style-name="P2">Taylor i Gantt  prekursorzy; w ekonomii i bezporednio w zarzšdzaniu zapoczštkowano wykorzystanie modeli matematycznych i algorytmów w latach 40. (szersze zastosowanie badań do planowania operacji militarnych)</text:p>
      <text:p text:style-name="P2">stosowanie aparatu matematycznego, okrelony sposób rozumowania (budowa modelu decyzyjnego upraszczajšcego rzeczywistoć na drodze wyselekcjonowania zwišzków istotnych dla rozpatrywanego problemu)</text:p>
      <text:p text:style-name="P2">intensywny rozwój, ale możliwoci ograniczone do rozwišzywania problemów planowania procesów ustrukturalizowanych. problemy słabo strukturalizowane - stosowanie modeli i procedur matematycznych niemożliwe</text:p>
      <text:p text:style-name="P2"/>
      <text:p text:style-name="P2">Szkoła systemów społecznych  pod wpływem nurtu strukturalnego amerykańskiej teorii socjologii i psychologii postaci</text:p>
      <text:p text:style-name="P2">system społeczny  dynamiczny zbiór częci (uczestników organizacji współpracujšcych ze względu na okrelony cel)</text:p>
      <text:p text:style-name="P2">Ch. I. Barnard  ojciec duchowy akcentuje wię pomiędzy elementami systemu społecznego</text:p>
      <text:p text:style-name="P2">3 zasadnicze rodzaje więzi</text:p>
      <text:p text:style-name="P2">komunikacja  sposób pobudzania do działania, rodek koordynacji,</text:p>
      <text:p text:style-name="P2">równowaga  mechanizm stabilizujšcy organizacyjnš całoć, adaptacja do zmieniajšcych się warunków,</text:p>
      <text:p text:style-name="P2">podejmowanie decyzji  regulowanie, kierownie strategiczne.</text:p>
      <text:p text:style-name="P2">H. A. Simon, J. G. March  czołowi przedstawiciele - zagadnienia podejmowania decyzji; punkt wyjcia - kategorie psychologiczne  analiza założeń i twierdzeń szczegółowych, ograniczenia klasycznej teorii organizacji</text:p>
      <text:p text:style-name="P2">Szkoła pomija aspekt materialny przedsiębiorstwa</text:p>
      <text:p text:style-name="P2"/>
      <text:p text:style-name="P2">Szkoła neoklasyczna(empiryczna)  celem zmniejszenie tworzšcego się dystansu między teoriš a praktykš zarzšdzania. szkoły badań operacyjnych i systemów społecznych to sformalizowane dyscypliny naukowe, operujšce skomplikowanym językiem i zapisem. </text:p>
      <text:p text:style-name="P2">Peter Drucker  ojciec duchowy</text:p>
      <text:p text:style-name="P2">Wybitni praktycy zarzšdzania z bogatym dowiadczeniem, reprezentujš różne podejcia</text:p>
      <text:p text:style-name="P2">przyspieszenie procesu tworzenia jednolitej nauki zarzšdzania jako samodzielnej dyscypliny naukowej. </text:p>
      <text:p text:style-name="P2">Nowe czasy wymagajš kompleksowej teorii: kierownicy zajmujš się już różnorodnymi aspektami działalnoci przedsiębiorstwa, często niezwišzanymi organizacyjnie i operacyjnie ze sobš.</text:p>
      <text:p text:style-name="P2"/>
      <text:p text:style-name="P2">Szkoła systemowa </text:p>
      <text:p text:style-name="P2">Pojęcie systemu - punkt wyjcia szkoły systemów społecznych.</text:p>
      <text:p text:style-name="P2">Właciwy poczštek rewolucji systemowej - przyjęcie podejcia systemowego zaproponowanego przez:</text:p>
      <text:p text:style-name="P2">L. von Bertalanffyego  twórcę ogólnej teorii systemów; </text:p>
      <text:p text:style-name="P2"><text:soft-page-break/>N. Wienera  twórcę cybernetyki.</text:p>
      <text:p text:style-name="P2">ekonomici i organizatorzy - podstawowe założenia ogólnej teorii systemów spopularyzował Kenneth Boulding.</text:p>
      <text:p text:style-name="P2"/>
      <text:p text:style-name="P2">99  119:</text:p>
      <text:p text:style-name="P2"/>
      <text:p text:style-name="P2">Systemowa teoria organizacji - analiza organizacji jako systemu społecznego, składa się z elem. takich jak:</text:p>
      <text:p text:style-name="P2">ˇ role społeczne</text:p>
      <text:p text:style-name="P2">ˇ wartoci</text:p>
      <text:p text:style-name="P2">ˇ cele</text:p>
      <text:p text:style-name="P2">ˇ układy informacyjno-decyzyjne</text:p>
      <text:p text:style-name="P2">ˇ metody i techniki zarzšdzania, nawišzujšce do systemowego modelu organizacji</text:p>
      <text:p text:style-name="P2"/>
      <text:p text:style-name="P2">Badania operacyjne  zastosowanie metod modelowania matematycznego, heurystycznego i symulacyjnego do podejmowania decyzji jeli podstawš tego modelowania jest systemowa wizja wszechstronnych uwarunkowań procesów decyzyjnych.</text:p>
      <text:p text:style-name="P2"/>
      <text:p text:style-name="P2">Analiza systemowa - rozwišzywanie złożonych problemów organizacji. Rozpatruje wszystkie istotne aspekty działania organizacji, opiera się na całej wiedzy empirycznej o niej.</text:p>
      <text:p text:style-name="P2"/>
      <text:p text:style-name="P2">Modele dynamiki przemysłowej - zastosowanie serwomechanizmów cybernetycznych do sterowania dynamikš produkcji, zatrudnienia i zapasów, czyli zarzšdzaniem, produkcjš i zbytem we wzajemnym powišzaniu. Brak wykorzystywania modeli w praktyce. Twórca: J. Forrester.</text:p>
      <text:p text:style-name="P2"/>
      <text:p text:style-name="P2">Cybernetyka ekonomiczna - wykorzystuje cybernetyczne modele sterowania i regulacji do uogólnionego opisu, analizy oraz projektowania procesów i struktur zarzšdzania w organizacjach.</text:p>
      <text:p text:style-name="P2"/>
      <text:p text:style-name="P2">Szkoła systemowa: Systemowa teoria organizacji - nawišzuje do szkoły systemów społecznych, tworzy teorię przedsiębiorstw</text:p>
      <text:p text:style-name="P2"/>
      <text:p text:style-name="P2">H. J. Ansoff: System - zestaw składników, między którymi zachodzš wzajemne oddziaływania (interakcje; struktury i procesy) i gdzie każdy składnik jest połšczony z każdym innym bezporednio lub porednio (nowa jakoć).</text:p>
      <text:p text:style-name="P2">ˇ analizę komórek organizacyjnych i procesów odcinkowych opieramy na założeniu, że stanowiš one podsystemy przedsiębiorstwa traktowane zawsze jako częci większej całoci</text:p>
      <text:p text:style-name="P2">ˇ usprawnianie jednego podsystemu tworzšcego całoć nie zawsze prowadzi do polepszenia funkcjonowania całego systemu.</text:p>
      <text:p text:style-name="P2"/>
      <text:p text:style-name="P2">Organizacja jako system</text:p>
      <text:p text:style-name="P2"/>
      <text:p text:style-name="P2">Organizacje:</text:p>
      <text:p text:style-name="P2">ˇ systemy otwarte - wymiana informacji, energii i materii z otoczeniem; nie posiadajš wyranych i sztywnych granic. </text:p>
      <text:p text:style-name="P2">ˇ wyróżniamy otoczenia: stabilne, zmienne, burzliwe (współczenie burzliwo). </text:p>
      <text:p text:style-name="P2">ˇ rozpatrywanie organizacji jako systemu  ważna złożonoć i zmiennoć otoczenia</text:p>
      <text:p text:style-name="P2">ˇ redukcja złożonoci otoczenia  selekcja sygnałów przyjmowanych z otocz. - przedsiębiorstwo może współdziałać z otoczeniem</text:p>
      <text:p text:style-name="P2">ˇ sztuczne - konstruujš je wiadomie ludzie dla realizacji okrelonych celów i misji</text:p>
      <text:p text:style-name="P2">ˇ naturalne - składajš się z naturalnych, pojedynczych uczestników i grup społecznych, dšżšcych do zaspokojenia własnych potrzeb oraz realizacji własnych celów i interesów.</text:p>
      <text:p text:style-name="P2">ˇ uporzšdkowane systemy społeczno-techniczne, składajšce się z podsystemów, różnišcych się możliwociš przewidywania zachowań i reakcji na rozmaite oddziaływania</text:p>
      <text:p text:style-name="P2">ˇ elementy techniczne organizacji: Strukturę formalnš, procedury, systemy informacyjne, wyposażenie techniczno-technologiczne, konstruujemy, stosujšc inżynierskie metody projektowania.</text:p>
      <text:p text:style-name="P2">ˇ składniki społeczne: zachowania jednostek, funkcjonowanie grup społecznych, rzeczywiste cele i zadania rzeczywicie realizowane trudno przewidywalne.</text:p>
      <text:p text:style-name="P2">ˇ prawdopodobieństwo przewidzenia wydarzeń &lt; 1, pewnoć dziełem przypadku</text:p>
      <text:p text:style-name="P2">ˇ elementy techniczne splatajš się w organizacji ze społecznymi, tworzšc system przewidywalny tylko w bardzo ograniczonym zakresie.</text:p>
      <text:p text:style-name="P2">ˇ budowa hierarchiczna, składajš się z podsystemów coraz to niższych rzędów  umożliwia to wykorzystanie w badaniach modelu czarnej skrzynki - analizujemy zależnoci zachodzšce pomiędzy wyjciem, a wejciem modelu </text:p>
      <text:p text:style-name="P2"/>
      <text:p text:style-name="P2">Tendencje w organizacjach (obie sš potrzebne do dobrego działania)  doskonalenie się:</text:p>
      <text:p text:style-name="P2">ˇ innowacyjne  charakter adaptacyjny, umożliwia zmiany</text:p>
      <text:p text:style-name="P2">ˇ zachowawcze  utrzymanie obecnego stanu rzeczy, stabilnoć</text:p>
      <text:p text:style-name="P2"/>
      <text:p text:style-name="P2">Systemy organizacyjne cechuje:</text:p>
      <text:p text:style-name="P2">ˇ ekwifinalnoć  osišganie wyników w różny sposób</text:p>
      <text:p text:style-name="P2">ˇ duża zmiennoć, osišganie względnie stałych stanów równowagi dynamicznej dzięki mechanizmowi sprzężenia zwrotnego  info z zewnštrz o własnych działaniach i z wewnštrz o zmianach w nim samym</text:p>
      <text:p text:style-name="P2"/>
      <text:p text:style-name="P2">Szkoła systemowa  planowanie działań, przewidywanie skutków, zrozumienie nieprzewidzianych konsekwencji. Zwolennicy: zdominuje resztę. Narazie przyjmowana jako sposób mylenia teoretyków i praktyków zarzšdzania.</text:p>
      <text:p text:style-name="P2"/>
      <text:p text:style-name="P2"/>
      <text:p text:style-name="P2">119-139</text:p>
      <text:p text:style-name="P2"/>
      <text:p text:style-name="P2">Ujęcie sytuacyjne:</text:p>
      <text:p text:style-name="P2"/>
      <text:p text:style-name="P2">-zakłada że głównym zadaniem kierownika jest dostosowanie się jak najlepiej do danej sytuacji/momentu</text:p>
      <text:p text:style-name="P2">- główne założenia ujęcia sformułował w 1966r H. Sherman, stwierdził że nie ma takiej organizacji która pasowałaby w każdej sytuacji byłaby uniwersalna dla każdego czasu</text:p>
      <text:p text:style-name="P2">- uznaje się że nie ma bezwzględnie dobrych i złych technik wszystko zależy od czasu</text:p>
      <text:p text:style-name="P2">-szkoła sytuacyjna opracowuje system działania na podstawie wpływu otoczenia</text:p>
      <text:p text:style-name="P2">-organizaja składa się więc z podsystemów: strategicznego(duży wpływ otoczenia) koordynacyjnego(mniejszy wpływ otoczenia) i operacyjnego(minimalny wpływ otoczenia)</text:p>
      <text:p text:style-name="P2">-w zależnoci od typu organizacji wpływ rodowiska zewn jest różny i różnie działajš wymienione podsystemy</text:p>
      <text:p text:style-name="P2">-trzeba analizować dokładnie sytuacje a by użyć metod i technik najlepszych w danym momencie</text:p>
      <text:p text:style-name="P2"/>
      <text:p text:style-name="P2">KONCEPCJE</text:p>
      <text:p text:style-name="P2">-koncepcja klasyczna uważała organizacje za maszynę odizolowana od wiata radzšcš sobie samodzielnie z osišgnięciem celów</text:p>
      <text:p text:style-name="P2">-koncepcja współczesna uważa organizacje za organizm który przystosowuje się do otoczenia</text:p>
      <text:p text:style-name="P2">-koncepcje przyszłoci chcš posunšć się dalej gdyż współczesne koncepcje nie radzš sobie z zaskakujšcym zmianami otoczenia i brakiem możliwoci ich przewidywania i porównuje organizacje do gry społecznej</text:p>
      <text:p text:style-name="P2">-organizacje według koncepcji przyszłoci przedstawili Crozier M. i Friedberg E </text:p>
      <text:p text:style-name="P2">-głównym celem organizacji jest przetrwanie, kierownicy osišgajš ten cel poprzez ograniczenie swobód poszczególnym jednostkom organizacji czyli nałożenie na organizacje struktury</text:p>
      <text:p text:style-name="P1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swiss"/>
    <style:font-face style:name="Arial CE" svg:font-family="'Arial 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189in" fo:margin-bottom="0.0154in" fo:margin-left="0.0098in" fo:margin-right="0.033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1T09:22:33.75</meta:creation-date>
    <meta:document-statistic meta:table-count="0" meta:image-count="0" meta:object-count="0" meta:page-count="5" meta:paragraph-count="247" meta:word-count="3139" meta:character-count="22298"/>
    <dc:date>2012-11-21T09:24:44.04</dc:date>
    <meta:editing-duration>PT2M16S</meta:editing-duration>
    <meta:editing-cycles>1</meta:editing-cycles>
    <meta:generator>OpenOffice.org/3.3$Win32 OpenOffice.org_project/330m20$Build-9567</meta:generator>
  </office:meta>
</office:document-meta>
</file>